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ujitsu Sans Light" svg:font-family="'Fujitsu Sans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67mm"/>
    </style:style>
    <style:style style:name="co3" style:family="table-column">
      <style:table-column-properties fo:break-before="auto" style:column-width="74.63mm"/>
    </style:style>
    <style:style style:name="co4" style:family="table-column">
      <style:table-column-properties fo:break-before="auto" style:column-width="125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5" style:family="table-row">
      <style:table-row-properties style:row-height="17.1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1.27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start" fo:margin-left="0mm"/>
      <style:text-properties style:font-name="Fujitsu Sans Light"/>
    </style:style>
    <style:style style:name="ce2" style:family="table-cell" style:parent-style-name="Default">
      <style:text-properties style:font-name="Fujitsu Sans Light"/>
    </style:style>
    <style:style style:name="ce3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start" fo:margin-left="0mm"/>
      <style:text-properties style:use-window-font-color="true" style:text-outline="false" style:text-line-through-style="none" style:text-line-through-type="none" style:font-name="Fujitsu Sans Light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ujitsu Sans Light" fo:font-size="10pt" style:font-size-asian="10pt" style:font-size-complex="10pt"/>
    </style:style>
    <style:style style:name="T1" style:family="text">
      <style:text-properties style:font-name-asian="Andale Sans UI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ersión</text:p>
          </table:table-cell>
          <table:table-cell table:style-name="ce3" office:value-type="string" calcext:value-type="string">
            <text:p>Petición Redmine</text:p>
          </table:table-cell>
          <table:table-cell table:style-name="ce3" office:value-type="string" calcext:value-type="string">
            <text:p>Descripción</text:p>
          </table:table-cell>
          <table:table-cell/>
        </table:table-row>
        <table:table-row table:style-name="ro2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179" xlink:type="simple">#1179</text:a>: Optionally allow Text and Long Text custom fields support wiki formatting</text:p>
          </table:table-cell>
          <table:table-cell table:style-name="ce3" office:value-type="string" calcext:value-type="string">
            <text:p>Los valores de los campos personalizados tipo Texto y Texto largo soportan el formato wiki.</text:p>
          </table:table-cell>
          <table:table-cell/>
        </table:table-row>
        <table:table-row table:style-name="ro3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358" xlink:type="simple">#1358</text:a>: Link_to for Custom Field</text:p>
          </table:table-cell>
          <table:table-cell table:style-name="ce3" office:value-type="string" calcext:value-type="string">
            <text:p>Campo personalizado tipo "Enlace". También permite a otros tipos de campos personalizados enlazar valores.</text:p>
            <text:p><text:span text:style-name="T1"/>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2549" xlink:type="simple">#2549</text:a>: Enable the watching of news</text:p>
          </table:table-cell>
          <table:table-cell table:style-name="ce3" office:value-type="string" calcext:value-type="string">
            <text:p>Seguimiento de noticias. Los seguidores son notificados cuando se añade una noticia.</text:p>
          </table:table-cell>
          <table:table-cell/>
        </table:table-row>
        <table:table-row table:style-name="ro2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8562" xlink:type="simple">#8562</text:a>: Watchers list too big in new issue form</text:p>
          </table:table-cell>
          <table:table-cell table:style-name="ce3" office:value-type="string" calcext:value-type="string">
            <text:p>Se deshabilita el listado de posibles seguidores en la creación de la petición si hay más de 20 miembros en el proyecto.</text:p>
          </table:table-cell>
          <table:table-cell/>
        </table:table-row>
        <table:table-row table:style-name="ro5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8572" xlink:type="simple">#8572</text:a>: Configuration of which versions (by version-status) are shown in version-format custom fields</text:p>
          </table:table-cell>
          <table:table-cell table:style-name="ce3" office:value-type="string" calcext:value-type="string">
            <text:p>Campo personalizado Version por estado de la version.</text:p>
          </table:table-cell>
          <table:table-cell/>
        </table:table-row>
        <table:table-row table:style-name="ro2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8842" xlink:type="simple">#8842</text:a>: REST API: Filter issues created/updated before or after specific timestamp</text:p>
          </table:table-cell>
          <table:table-cell table:style-name="ce3" office:value-type="string" calcext:value-type="string">
            <text:p>Timestamp en lugar de fecha.</text:p>
          </table:table-cell>
          <table:table-cell/>
        </table:table-row>
        <table:table-row table:style-name="ro4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3134" xlink:type="simple">#13134</text:a>: Focus first text field automatically</text:p>
          </table:table-cell>
          <table:table-cell table:style-name="ce3" office:value-type="string" calcext:value-type="string">
            <text:p>Foco automático en el primer campo de texto.</text:p>
          </table:table-cell>
          <table:table-cell/>
        </table:table-row>
        <table:table-row table:style-name="ro6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5520" xlink:type="simple">#15520</text:a>: Markdown formatting</text:p>
          </table:table-cell>
          <table:table-cell table:style-name="ce3" office:value-type="string" calcext:value-type="string">
            <text:p>Soporte highlight, edición de secciones en wikis.</text:p>
          </table:table-cell>
          <table:table-cell/>
        </table:table-row>
        <table:table-row table:style-name="ro4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5699" xlink:type="simple">#15699</text:a>: Description for custom fields</text:p>
          </table:table-cell>
          <table:table-cell table:style-name="ce3" office:value-type="string" calcext:value-type="string">
            <text:p>Descripción en campos personalizados.</text:p>
          </table:table-cell>
          <table:table-cell/>
        </table:table-row>
        <table:table-row table:style-name="ro4">
          <table:table-cell table:style-name="ce1" office:value-type="string" calcext:value-type="string">
            <text:p>2.5.0</text:p>
          </table:table-cell>
          <table:table-cell table:style-name="ce3" office:value-type="string" calcext:value-type="string">
            <text:p>Feature <text:a xlink:href="http://www.redmine.org/issues/15815" xlink:type="simple">#15815</text:a>: REST API : Add project status in API response</text:p>
          </table:table-cell>
          <table:table-cell table:style-name="ce3" office:value-type="string" calcext:value-type="string">
            <text:p>Ampliación REST API</text:p>
          </table:table-cell>
          <table:table-cell/>
        </table:table-row>
        <table:table-row table:style-name="ro2">
          <table:table-cell table:style-name="ce1" office:value-type="string" calcext:value-type="string">
            <text:p>2.5.1</text:p>
          </table:table-cell>
          <table:table-cell table:style-name="ce3" office:value-type="string" calcext:value-type="string">
            <text:p>Feature <text:a xlink:href="http://www.redmine.org/issues/16326" xlink:type="simple">#16326</text:a>: Custom queries, buttons to move column to top and bottom</text:p>
          </table:table-cell>
          <table:table-cell table:style-name="ce3" office:value-type="string" calcext:value-type="string">
            <text:p>Se añaden los botones Primero y Último en Columnas seleccionadas dentro de Opciones <text:s/>en Peticiones</text:p>
          </table:table-cell>
          <table:table-cell/>
        </table:table-row>
        <table:table-row table:style-name="ro2">
          <table:table-cell table:style-name="ce1" office:value-type="string" calcext:value-type="string">
            <text:p>2.5.2</text:p>
          </table:table-cell>
          <table:table-cell table:style-name="ce3" office:value-type="string" calcext:value-type="string">
            <text:p>Feature <text:a xlink:href="http://www.redmine.org/issues/3177" xlink:type="simple">#3177</text:a>: Add "Check for updates" functionality to installed plugins</text:p>
          </table:table-cell>
          <table:table-cell table:style-name="ce3" office:value-type="string" calcext:value-type="string">
            <text:p>En Extensiones, además de la versión del plugin instalado se informa de la última versión y se habilita la posibilidad de actualizar.</text:p>
          </table:table-cell>
          <table:table-cell/>
        </table:table-row>
        <table:table-row table:style-name="ro4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6164" xlink:type="simple">#16164</text:a>: Bulk edit workflows for multiple trackers/roles</text:p>
          </table:table-cell>
          <table:table-cell table:style-name="ce3" office:value-type="string" calcext:value-type="string">
            <text:p>Edición masiva de flujos para multiples peticiones/perfiles.</text:p>
          </table:table-cell>
          <table:table-cell/>
        </table:table-row>
        <table:table-row table:style-name="ro4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6362" xlink:type="simple">#16362</text:a>: Option to send email on "Assignee updated"</text:p>
          </table:table-cell>
          <table:table-cell table:style-name="ce3" office:value-type="string" calcext:value-type="string">
            <text:p>Mejoras en la configuración de las notificaciones.</text:p>
          </table:table-cell>
          <table:table-cell/>
        </table:table-row>
        <table:table-row table:style-name="ro4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6707" xlink:type="simple">#16707</text:a>: Integrate support of SSL for POP3 incoming emails</text:p>
          </table:table-cell>
          <table:table-cell table:style-name="ce3" office:value-type="string" calcext:value-type="string">
            <text:p>Soporte POP3-SSL</text:p>
          </table:table-cell>
          <table:table-cell/>
        </table:table-row>
        <table:table-row table:style-name="ro2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7431" xlink:type="simple">#17431</text:a>: Display a target version's date if available in issue forms, as a tooltip</text:p>
          </table:table-cell>
          <table:table-cell table:style-name="ce3" office:value-type="string" calcext:value-type="string">
            <text:p>Se muestra la fecha de la versión al pasar el ratón sobre ésta en una petición.</text:p>
          </table:table-cell>
          <table:table-cell/>
        </table:table-row>
        <table:table-row table:style-name="ro2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7955" xlink:type="simple">#17955</text:a>: Add link to /time_entries/new from My Page Spent Time block</text:p>
          </table:table-cell>
          <table:table-cell table:style-name="ce3" office:value-type="string" calcext:value-type="string">
            <text:p>Enlace desde Tiempo dedicado de Mi Página a /time_entries/new</text:p>
          </table:table-cell>
          <table:table-cell/>
        </table:table-row>
        <table:table-row table:style-name="ro2">
          <table:table-cell table:style-name="ce1" office:value-type="string" calcext:value-type="string">
            <text:p>2.6.0</text:p>
          </table:table-cell>
          <table:table-cell table:style-name="ce3" office:value-type="string" calcext:value-type="string">
            <text:p>Feature <text:a xlink:href="http://www.redmine.org/issues/17976" xlink:type="simple">#17976</text:a>: Custom permissions per project for non member and anonymous users</text:p>
          </table:table-cell>
          <table:table-cell table:style-name="ce3" office:value-type="string" calcext:value-type="string">
            <text:p>Perfiles No miembro y Anonimo en proyectos.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992" xlink:type="simple">#992</text:a>: Option to search open issues only</text:p>
          </table:table-cell>
          <table:table-cell table:style-name="ce3" office:value-type="string" calcext:value-type="string">
            <text:p>Búsqueda en peticiones abiertas (no en todas las peticiones)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326" xlink:type="simple">#1326</text:a>: Add / edit an attachment description after upload</text:p>
          </table:table-cell>
          <table:table-cell table:style-name="ce3" office:value-type="string" calcext:value-type="string">
            <text:p>Añadir/editar la descripción del adjunto tras su subida.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4244" xlink:type="simple">#4244</text:a>: Multiple email addresses for each user</text:p>
          </table:table-cell>
          <table:table-cell table:style-name="ce3" office:value-type="string" calcext:value-type="string">
            <text:p>Múltiples direcciones de correo para cada usuario.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4383" xlink:type="simple">#4383</text:a>: Search Names of Files Attached to Issues</text:p>
          </table:table-cell>
          <table:table-cell table:style-name="ce3" office:value-type="string" calcext:value-type="string">
            <text:p>Búsqueda de nombres de adjuntos a peticiones.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5450" xlink:type="simple">#5450</text:a>: Move wiki page to other project</text:p>
          </table:table-cell>
          <table:table-cell table:style-name="ce3" office:value-type="string" calcext:value-type="string">
            <text:p>Posibilidad de mover pagina wiki a otro proyecto.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5991" xlink:type="simple">#5991</text:a>: Tracker should have it's own default issue status</text:p>
          </table:table-cell>
          <table:table-cell table:style-name="ce3" office:value-type="string" calcext:value-type="string">
            <text:p>Posibilidad de configurar un estado por defecto diferente para cada tracker. 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7249" xlink:type="simple">#7249</text:a>: Custom fields for Documents</text:p>
          </table:table-cell>
          <table:table-cell table:style-name="ce3" office:value-type="string" calcext:value-type="string">
            <text:p>Campo personalizado Documentos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1702" xlink:type="simple">#11702</text:a>: Add user/group to multiple projects at once</text:p>
          </table:table-cell>
          <table:table-cell table:style-name="ce3" office:value-type="string" calcext:value-type="string">
            <text:p>Añadir miembros de forma masiva a varios proyectos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3849" xlink:type="simple">#13849</text:a>: Grouped filters in the filter drop-down</text:p>
          </table:table-cell>
          <table:table-cell table:style-name="ce3" office:value-type="string" calcext:value-type="string">
            <text:p>Agrupación de filtros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5236" xlink:type="simple">#15236</text:a>: Propose diff view for long text custom fields</text:p>
          </table:table-cell>
          <table:table-cell table:style-name="ce3" office:value-type="string" calcext:value-type="string">
            <text:p>Historico de los cambios realizados a un campo personalizado de texto largo</text:p>
          </table:table-cell>
          <table:table-cell/>
        </table:table-row>
        <table:table-row table:style-name="ro2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8500" xlink:type="simple">#18500</text:a>: Optional linking when copying issues</text:p>
          </table:table-cell>
          <table:table-cell table:style-name="ce3" office:value-type="string" calcext:value-type="string">
            <text:p>La relación entre la petición origen y la petición copiada se consulta en el copiado.(si: son relacionados; no: no son relacionados)</text:p>
          </table:table-cell>
          <table:table-cell/>
        </table:table-row>
        <table:table-row table:style-name="ro4">
          <table:table-cell table:style-name="ce1" office:value-type="string" calcext:value-type="string">
            <text:p>3.0.0</text:p>
          </table:table-cell>
          <table:table-cell table:style-name="ce3" office:value-type="string" calcext:value-type="string">
            <text:p>Feature <text:a xlink:href="http://www.redmine.org/issues/18631" xlink:type="simple">#18631</text:a>: Better search results pagination</text:p>
          </table:table-cell>
          <table:table-cell table:style-name="ce3" office:value-type="string" calcext:value-type="string">
            <text:p>Mejora la paginación de las páginas resultado de búsquedas</text:p>
          </table:table-cell>
          <table:table-cell/>
        </table:table-row>
        <table:table-row table:style-name="ro4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5418" xlink:type="simple">#5418</text:a>: Add Gravatar and edit link to "My account" page</text:p>
          </table:table-cell>
          <table:table-cell table:style-name="ce3" office:value-type="string" calcext:value-type="string">
            <text:p>Posibilidad de editar el avatar de tu usuario.</text:p>
          </table:table-cell>
          <table:table-cell/>
        </table:table-row>
        <table:table-row table:style-name="ro7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5490" xlink:type="simple">#5490</text:a>: Option for independent subtask priority/start date/due date/done ratio</text:p>
          </table:table-cell>
          <table:table-cell table:style-name="ce3" office:value-type="string" calcext:value-type="string">
            <text:p>Posibilidad de elegir entre una petición padre independiente de sus hijas o una petición padre cuya prioridad, fecha inicio, fecha fin y % realizado se calcule en funcion de los valores de sus hijas.</text:p>
          </table:table-cell>
          <table:table-cell/>
        </table:table-row>
        <table:table-row table:style-name="ro4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6118" xlink:type="simple">#6118</text:a>: Filter by parent task or subtasks</text:p>
          </table:table-cell>
          <table:table-cell table:style-name="ce3" office:value-type="string" calcext:value-type="string">
            <text:p>Filtrar por tarea padre o hijas.</text:p>
          </table:table-cell>
          <table:table-cell/>
        </table:table-row>
        <table:table-row table:style-name="ro4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8424" xlink:type="simple">#8424</text:a>: Add private issue option to receiving emails</text:p>
          </table:table-cell>
          <table:table-cell table:style-name="ce3" office:value-type="string" calcext:value-type="string">
            <text:p>Poder privatizar una petición desde correo.</text:p>
          </table:table-cell>
          <table:table-cell/>
        </table:table-row>
        <table:table-row table:style-name="ro4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8929" xlink:type="simple">#8929</text:a>: Permission to view only your own time logs</text:p>
          </table:table-cell>
          <table:table-cell table:style-name="ce3" office:value-type="string" calcext:value-type="string">
            <text:p>Nuevo permiso que impida visualizar las imputaciones de tiempo que no sean suyas.</text:p>
          </table:table-cell>
          <table:table-cell/>
        </table:table-row>
        <table:table-row table:style-name="ro5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11253" xlink:type="simple">#11253</text:a>: Total time spent from subtasks on the issue list</text:p>
          </table:table-cell>
          <table:table-cell table:style-name="ce3" office:value-type="string" calcext:value-type="string">
            <text:p>En el listado de peticiones, el progreso y el tiempo estimado de una petición padre es agregado de las peticiones hijas. Ahora además, el tiempo dedicado.</text:p>
          </table:table-cell>
          <table:table-cell/>
        </table:table-row>
        <table:table-row table:style-name="ro2">
          <table:table-cell table:style-name="ce1" office:value-type="string" calcext:value-type="string">
            <text:p>3.1.0</text:p>
          </table:table-cell>
          <table:table-cell table:style-name="ce3" office:value-type="string" calcext:value-type="string">
            <text:p>Feature <text:a xlink:href="http://www.redmine.org/issues/19458" xlink:type="simple">#19458</text:a>: Add the ability to expire passwords after a configurable number of days</text:p>
          </table:table-cell>
          <table:table-cell table:style-name="ce3" office:value-type="string" calcext:value-type="string">
            <text:p>Posibilidad de configurar la expiración de la contraseña después de un numero de dias.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ujitsu Sans Light" svg:font-family="'Fujitsu Sans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8:52:00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6M53S</meta:editing-duration>
    <meta:editing-cycles>6</meta:editing-cycles>
    <meta:generator>LibreOffice/5.0.0.5$Windows_x86 LibreOffice_project/1b1a90865e348b492231e1c451437d7a15bb262b</meta:generator>
    <dc:date>2015-10-07T10:37:51.575000000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